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4.04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4.04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4.04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4.04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stroke="dash" draw:stroke-dash="Long_20_Dash" svg:stroke-width="0.053cm" svg:stroke-color="#000000" draw:marker-start="Triangle_20_unfilled" draw:marker-start-width="0.4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5" style:family="graphic" style:parent-style-name="standard" style:list-style-name="L1">
      <style:graphic-properties draw:stroke="dash" draw:stroke-dash="Long_20_Dash" svg:stroke-width="0.053cm" svg:stroke-color="#000000" draw:marker-start="Triangle_20_unfilled" draw:marker-start-width="0.4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6" style:family="graphic" style:parent-style-name="standard" style:list-style-name="L1">
      <style:graphic-properties draw:stroke="dash" draw:stroke-dash="Long_20_Dash" svg:stroke-width="0.053cm" svg:stroke-color="#000000" draw:marker-start="Triangle_20_unfilled" draw:marker-start-width="0.4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4.04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4.04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4.04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4.04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4.04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4.04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afafa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 xml:id="id1" draw:id="id1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2" draw:text-style-name="P2" draw:layer="layout" svg:width="4.5cm" svg:height="1.153cm" svg:x="8.994cm" svg:y="6.027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&lt;&lt;abstract&gt;&gt;</text:span></text:p>
            <text:p text:style-name="P1"><text:span text:style-name="T1">Us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4.5cm" svg:height="1.255cm" svg:x="8.994cm" svg:y="7.18cm">
            <text:p text:style-name="P3"><text:span text:style-name="T1">-</text:span><text:span text:style-name="T1"><text:tab/>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4.5cm" svg:height="0.679cm" svg:x="8.994cm" svg:y="8.435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"><text:span text:style-name="T1">+</text:span><text:span text:style-name="T1"><text:tab/>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4" draw:id="id4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5" draw:text-style-name="P2" draw:layer="layout" svg:width="4.5cm" svg:height="0.679cm" svg:x="3.819cm" svg:y="0.817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Employe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4.5cm" svg:height="1.255cm" svg:x="3.819cm" svg:y="1.496cm">
            <text:p text:style-name="P3"><text:span text:style-name="T1">-</text:span><text:span text:style-name="T1"><text:tab/></text:span><text:span text:style-name="T1">i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4.5cm" svg:height="0.679cm" svg:x="3.819cm" svg:y="2.751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"><text:span text:style-name="T1">+</text:span><text:span text:style-name="T1"><text:tab/>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2" draw:id="id2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8" draw:text-style-name="P2" draw:layer="layout" svg:width="4.5cm" svg:height="0.679cm" svg:x="14.09cm" svg:y="0.843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Custo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4" draw:layer="layout" svg:width="4.5cm" svg:height="1.255cm" svg:x="14.09cm" svg:y="1.522cm">
            <text:p text:style-name="P3"><text:span text:style-name="T1">-</text:span><text:span text:style-name="T1"><text:tab/>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4" draw:layer="layout" svg:width="4.5cm" svg:height="0.679cm" svg:x="14.09cm" svg:y="2.777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"><text:span text:style-name="T1">+</text:span><text:span text:style-name="T1"><text:tab/>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3" draw:id="id3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11" draw:text-style-name="P2" draw:layer="layout" svg:width="4.5cm" svg:height="0.679cm" svg:x="8.994cm" svg:y="0.844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System Administra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4.5cm" svg:height="1.255cm" svg:x="8.994cm" svg:y="1.523cm">
            <text:p text:style-name="P3"><text:span text:style-name="T1">-</text:span><text:span text:style-name="T1"><text:tab/>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4" draw:layer="layout" svg:width="4.5cm" svg:height="0.679cm" svg:x="8.994cm" svg:y="2.778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"><text:span text:style-name="T1">+</text:span><text:span text:style-name="T1"><text:tab/>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4" draw:text-style-name="P5" draw:layer="layout" svg:x1="13.244cm" svg:y1="6.028cm" svg:x2="16.34cm" svg:y2="3.456cm" draw:start-shape="id1" draw:start-glue-point="15" draw:end-shape="id2" draw:end-glue-point="2" svg:d="M13244 6028v-1287h3096v-1285" svg:viewBox="0 0 3097 2573">
          <text:p/>
        </draw:connector>
        <draw:connector draw:style-name="gr15" draw:text-style-name="P5" draw:layer="layout" svg:x1="11.244cm" svg:y1="6.027cm" svg:x2="11.244cm" svg:y2="3.457cm" draw:start-shape="id1" draw:start-glue-point="0" draw:end-shape="id3" draw:end-glue-point="2" svg:d="M11244 6027v-2570" svg:viewBox="0 0 1 2571">
          <text:p/>
        </draw:connector>
        <draw:connector draw:style-name="gr16" draw:text-style-name="P5" draw:layer="layout" svg:x1="9.246cm" svg:y1="6.028cm" svg:x2="6.069cm" svg:y2="3.43cm" draw:start-shape="id1" draw:start-glue-point="4" draw:end-shape="id4" draw:end-glue-point="2" svg:d="M9246 6028v-1300h-3177v-1298" svg:viewBox="0 0 3178 2599">
          <text:p/>
        </draw:connector>
        <draw:g draw:style-name="gr1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17" draw:text-style-name="P2" draw:layer="layout" svg:width="4.5cm" svg:height="0.679cm" svg:x="20.473cm" svg:y="3.463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ApplicationCatalo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4" draw:layer="layout" svg:width="4.5cm" svg:height="1.255cm" svg:x="20.473cm" svg:y="4.142cm">
            <text:p text:style-name="P3"><text:span text:style-name="T1">-</text:span><text:span text:style-name="T1"><text:tab/>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4" draw:layer="layout" svg:width="4.5cm" svg:height="0.679cm" svg:x="20.473cm" svg:y="5.397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"><text:span text:style-name="T1">+</text:span><text:span text:style-name="T1"><text:tab/>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20" draw:text-style-name="P2" draw:layer="layout" svg:width="4.5cm" svg:height="0.679cm" svg:x="20.447cm" svg:y="6.602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CredentialCatalo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4" draw:layer="layout" svg:width="4.5cm" svg:height="1.255cm" svg:x="20.447cm" svg:y="7.281cm">
            <text:p text:style-name="P3"><text:span text:style-name="T1">-</text:span><text:span text:style-name="T1"><text:tab/>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4" draw:layer="layout" svg:width="4.5cm" svg:height="0.679cm" svg:x="20.447cm" svg:y="8.536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"><text:span text:style-name="T1">+</text:span><text:span text:style-name="T1"><text:tab/>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23" draw:text-style-name="P2" draw:layer="layout" svg:width="4.5cm" svg:height="0.679cm" svg:x="20.395cm" svg:y="9.896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TokenCatalo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4" draw:layer="layout" svg:width="4.5cm" svg:height="1.255cm" svg:x="20.395cm" svg:y="10.575cm">
            <text:p text:style-name="P3"><text:span text:style-name="T1">-</text:span><text:span text:style-name="T1"><text:tab/>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" draw:layer="layout" svg:width="4.5cm" svg:height="0.679cm" svg:x="20.395cm" svg:y="11.83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"><text:span text:style-name="T1">+</text:span><text:span text:style-name="T1"><text:tab/>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26" draw:text-style-name="P2" draw:layer="layout" svg:width="4.5cm" svg:height="0.679cm" svg:x="20.266cm" svg:y="13.268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KeyCatalo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4" draw:layer="layout" svg:width="4.5cm" svg:height="1.255cm" svg:x="20.266cm" svg:y="13.947cm">
            <text:p text:style-name="P3"><text:span text:style-name="T1">-</text:span><text:span text:style-name="T1"><text:tab/>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4" draw:layer="layout" svg:width="4.5cm" svg:height="0.679cm" svg:x="20.266cm" svg:y="15.202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"><text:span text:style-name="T1">+</text:span><text:span text:style-name="T1"><text:tab/>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29" draw:text-style-name="P2" draw:layer="layout" svg:width="4.5cm" svg:height="0.679cm" svg:x="9.034cm" svg:y="11.219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UserCatalo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4" draw:layer="layout" svg:width="4.5cm" svg:height="1.255cm" svg:x="9.034cm" svg:y="11.898cm">
            <text:p text:style-name="P3"><text:span text:style-name="T1">-</text:span><text:span text:style-name="T1"><text:tab/>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4" draw:layer="layout" svg:width="4.5cm" svg:height="0.679cm" svg:x="9.034cm" svg:y="13.153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"><text:span text:style-name="T1">+</text:span><text:span text:style-name="T1"><text:tab/>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32" draw:text-style-name="P2" draw:layer="layout" svg:width="4.5cm" svg:height="0.679cm" svg:x="11.628cm" svg:y="15.473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One-time Passwor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4" draw:layer="layout" svg:width="4.5cm" svg:height="1.255cm" svg:x="11.628cm" svg:y="16.152cm">
            <text:p text:style-name="P3"><text:span text:style-name="T1">-</text:span><text:span text:style-name="T1"><text:tab/>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4" draw:layer="layout" svg:width="4.5cm" svg:height="0.679cm" svg:x="11.628cm" svg:y="17.407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"><text:span text:style-name="T1">+</text:span><text:span text:style-name="T1"><text:tab/>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2T22:12:51.656845887</meta:creation-date>
    <dc:date>2024-04-22T22:37:35.609509323</dc:date>
    <meta:editing-duration>PT24M40S</meta:editing-duration>
    <meta:editing-cycles>8</meta:editing-cycles>
    <meta:generator>LibreOffice/24.2.0.3$Linux_X86_64 LibreOffice_project/420$Build-3</meta:generator>
    <meta:document-statistic meta:object-count="43"/>
  </office:meta>
</office:document-meta>
</file>